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.1528in" fo:line-height="145%" fo:text-align="center" style:justify-single-word="false" fo:padding="0in" fo:border="none"/>
      <style:text-properties fo:color="#565a5c" fo:font-size="12pt" fo:background-color="#ffffff" style:font-size-asian="12pt" style:font-size-complex="12pt"/>
    </style:style>
    <style:style style:name="P2" style:family="paragraph" style:parent-style-name="Standard">
      <style:paragraph-properties fo:margin-top="0.0835in" fo:margin-bottom="0.1528in" fo:line-height="145%" fo:text-align="center" style:justify-single-word="false" fo:padding="0in" fo:border="none"/>
    </style:style>
    <style:style style:name="P3" style:family="paragraph" style:parent-style-name="Standard" style:master-page-name="First_20_Page">
      <style:paragraph-properties fo:margin-top="0.0835in" fo:margin-bottom="0.1528in" fo:line-height="145%" fo:text-align="center" style:justify-single-word="false" style:page-number="auto" fo:padding="0in" fo:border="none"/>
    </style:style>
    <style:style style:name="T1" style:family="text">
      <style:text-properties fo:color="#565a5c" fo:font-size="12pt" fo:background-color="#fffff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jor Assignment 2: Images Page and Video Page</text:span></text:p>
      <text:p text:style-name="P2"><text:span text:style-name="T1">Mason Spencer</text:span></text:p>
      <text:p text:style-name="P2"><text:span text:style-name="T1">7993538</text:span></text:p>
      <text:p text:style-name="P2"><text:span text:style-name="T1">PROG1245-Sec3-Programming: Web Foundation</text:span></text:p>
      <text:p text:style-name="P2"><text:span text:style-name="T1">Steven Sutherland</text:span></text:p>
      <text:p text:style-name="P2"><text:span text:style-name="T1">Friday, January 12, 201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son Spencer</meta:initial-creator>
    <meta:creation-date>2018-01-12T12:53:32.90</meta:creation-date>
    <meta:document-statistic meta:table-count="0" meta:image-count="0" meta:object-count="0" meta:page-count="1" meta:paragraph-count="6" meta:word-count="20" meta:character-count="148"/>
    <dc:date>2018-01-12T12:56:03.75</dc:date>
    <dc:creator>Mason Spencer</dc:creator>
    <meta:editing-duration>PT2M31S</meta:editing-duration>
    <meta:editing-cycles>1</meta:editing-cycles>
    <meta:generator>OpenOffice/4.1.3$Win32 OpenOffice.org_project/413m1$Build-9783</meta:generator>
  </office:meta>
</office:document-meta>
</file>